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officeooo:paragraph-rsid="000a5d8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officeooo:paragraph-rsid="000a5d8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a5d81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EDA</text:span></text:p>
      <text:p text:style-name="P7"><text:span text:style-name="T3">Слайд 1: </text:span><text:span text:style-name="Strong_20_Emphasis"><text:span text:style-name="T2">Разведочный анализ данных (EDA)</text:span></text:span></text:p>
      <text:p text:style-name="P4">"Здравствуйте! Представляю вам результаты разведочного анализа данных федерального проекта 'Персональные медицинские помощники' по дистанционному мониторингу пациентов с артериальной гипертензией."</text:p>
      <text:p text:style-name="P2"/>
      <text:h text:style-name="P1" text:outline-level="3"><text:span text:style-name="Strong_20_Emphasis"><text:span text:style-name="T4">СЛАЙД 2: Введение и объем данных</text:span></text:span></text:h>
      <text:p text:style-name="P2">"В рамках проекта мы получили данные от 19 субъектов Российской Федерации и 119 медицинских организаций. Общее количество пациентов в программе составило 11 739 человек. Объем первичных данных впечатляет: почти 5 миллионов измерений артериального давления и частоты пульса, более 1,2 миллиона клинически значимых событий и около 24 тысяч записей о медикаментозной терапии. Период наблюдения охватывает более года: с ноября 2023 по декабрь 2024 года. Эти данные легли в основу нашего анализа."</text:p>
      <text:p text:style-name="P2"/>
      <text:h text:style-name="P1" text:outline-level="3"><text:span text:style-name="Strong_20_Emphasis"><text:span text:style-name="T4">СЛАЙД 3: Качество данных и очистка</text:span></text:span></text:h>
      <text:p text:style-name="P3">"Первым этапом мы провели тщательную проверку качества данных. Важно отметить высокое качество первичных измерений: доля физиологических выбросов составила менее 0,01% - всего 435 записей из почти 5 миллионов были исключены.</text:p>
      <text:p text:style-name="P6">Основные проблемы были связаны с дубликатами и пропусками. Мы обнаружили около 78 тысяч дублирующихся записей, которые были удалены. Критические проблемы с часовыми поясами: анализ показал наличие 5 различных часовых поясов у пациентов. До коррекции доля ночных измерений составляла 42,9%, что физиологически невозможно. После приведения к локальному времени этот показатель снизился до 14%, что соответствует нормальному режиму измерений.</text:p>
      <text:p text:style-name="P6">Значительные пропуски выявлены в антропометрических данных: рост и вес отсутствовали у 45% пациентов. Пропуски в диагнозах достигли 60% - это потребовало специальных методов импутации."</text:p>
      <text:p text:style-name="P2"/>
      <text:h text:style-name="P1" text:outline-level="3"><text:span text:style-name="Strong_20_Emphasis"><text:span text:style-name="T4">СЛАЙД 4: Анализ артериального давления</text:span></text:span></text:h>
      <text:p text:style-name="P3">"На слайде представлены ключевые распределения показателей. Среднее систолическое давление составило 127,5 мм рт.ст. при медиане 126 - это говорит о симметричном распределении и достижении целевых уровней у большинства пациентов. Диастолическое давление в среднем 79,9 мм рт.ст. также находится в пределах нормы.</text:p>
      <text:p text:style-name="P5">Корреляция между систолическим и диастолическим давлением составила 0,57 - умеренная положительная связь, что ожидаемо для артериального давления.</text:p>
      <text:p text:style-name="P5"><text:soft-page-break/>Анализ времени измерений показал два характерных пика: утренний (6-10 часов) и вечерний (18-22 часа), что соответствует рекомендациям по самоконтролю."</text:p>
      <text:p text:style-name="P2"/>
      <text:h text:style-name="P1" text:outline-level="3"><text:span text:style-name="Strong_20_Emphasis"><text:span text:style-name="T4">СЛАЙД 5: Анализ по группам наблюдения</text:span></text:span></text:h>
      <text:p text:style-name="P2">"Проект включал три группы наблюдения. Группа 'Опыт' с активным дистанционным мониторингом показала наивысшую приверженность: в среднем 673 измерения на пациента при медиане 554. Группа 'Контроль' с прибором без передачи данных также показала хорошие результаты - 600 измерений на пациента. Группа 'Реальная клиническая практика' ожидаемо ниже - 409 измерений в среднем. Обратите внимание, что в группе 'Опыт' всего 1305 пациентов, но они обеспечивают почти 880 тысяч измерений - это говорит о высокой вовлеченности."</text:p>
      <text:p text:style-name="P2"/>
      <text:h text:style-name="P1" text:outline-level="3"><text:span text:style-name="Strong_20_Emphasis"><text:span text:style-name="T4">СЛАЙД 6: Анализ клинических событий</text:span></text:span><text:span text:style-name="T2"/></text:h>
      <text:p text:style-name="P3">"Анализ клинически значимых событий показал, что 91,7% пациентов имели хотя бы одно событие. В среднем на пациента приходится 115 событий при медиане 81 - распределение смещено вправо за счет пациентов с большим числом событий, максимальное значение достигло 881 события на одного пациента.</text:p>
      <text:p text:style-name="P6">Наиболее частыми были события желтой и голубой зон по артериальному давлению, что соответствует умеренным отклонениям, требующим внимания врача. Также в топ-5 вошли события оранжевой зоны, отсутствие измерений и желтая зона по частоте пульса. Это говорит о том, что система эффективно отслеживает как умеренные, так и критические отклонения, а также контролирует приверженность пациентов к измерениям."</text:p>
      <text:p text:style-name="P2"/>
      <text:h text:style-name="P1" text:outline-level="3"><text:span text:style-name="Strong_20_Emphasis"><text:span text:style-name="T4">СЛАЙД 7: Медикаментозная терапия и анализ ИМТ</text:span></text:span></text:h>
      <text:p text:style-name="P3">"Анализ медикаментозной терапии выявил 23 798 назначений. Топ-5 препаратов: бисопролол, индапамид, амлодипин, лозартан и периндоприл - это полностью соответствует современным рекомендациям по лечению артериальной гипертензии, представляя все основные классы антигипертензивных средств. Назначения выросли на 177% в 2024 году, что отражает масштабирование проекта.</text:p>
      <text:p text:style-name="P5">Распределение ИМТ показывает, что 90% пациентов имеют избыточный вес или ожирение - это типичная коморбидность для артериальной гипертензии. Однако в группе 'Опыт' у пациентов 30-40 лет выявлен аномально высокий средний вес 124 кг и ИМТ 39,1 при относительно нормальном давлении 113-144 мм рт.ст. Это может указывать либо на ошибки ввода, либо на особенности набора пациентов в эту группу, что требует дополнительной проверки. </text:p>
      <text:p text:style-name="P5"><text:soft-page-break/>В ходе анализа мы выявили и устранили значительные аномалии: 78 тысяч дубликатов, более миллиона некорректных дат. После всех этапов очистки мы исключили 361 пациента-выброса: 23 с экстремально высоким ИМТ более 50 и 338 с недостаточным числом измерений."</text:p>
      <text:p text:style-name="P2"/>
      <text:h text:style-name="P1" text:outline-level="3"><text:span text:style-name="Strong_20_Emphasis"><text:span text:style-name="T4">СЛАЙД 8: Итоговый датасет</text:span></text:span></text:h>
      <text:p text:style-name="P3">"Итогом работы стал подготовленный датасет для машинного обучения, включающий 9642 пациента с 28 признаками. Мы создали три варианта целевой переменной: бинарную классификацию риска с отличным балансом классов - 4833 против 4809 пациентов; мультиклассовую с четырьмя категориями риска; и регрессионную задачу предсказания количества клинических событий.</text:p>
      <text:p text:style-name="P6">Все пропуски заполнены, типы данных приведены к корректному формату. Диапазоны показателей физиологичны и готовы для построения прогностических моделей. Спасибо за внимание!"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5:50:19.813799400</meta:creation-date>
    <dc:date>2026-03-16T18:18:55.288899214</dc:date>
    <meta:editing-duration>PT14M2S</meta:editing-duration>
    <meta:editing-cycles>2</meta:editing-cycles>
    <meta:generator>LibreOffice/7.6.0.3$MacOSX_X86_64 LibreOffice_project/69edd8b8ebc41d00b4de3915dc82f8f0fc3b6265</meta:generator>
    <meta:document-statistic meta:table-count="0" meta:image-count="0" meta:object-count="0" meta:page-count="3" meta:paragraph-count="25" meta:word-count="697" meta:character-count="5216" meta:non-whitespace-character-count="4543"/>
  </office:meta>
</office:document-meta>
</file>